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style:vertical-align=""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05856" officeooo:paragraph-rsid="00005856"/>
    </style:style>
    <style:style style:name="P8" style:family="paragraph" style:parent-style-name="Table_20_Contents">
      <style:text-properties officeooo:rsid="0000bcfb" officeooo:paragraph-rsid="0000bcfb"/>
    </style:style>
    <style:style style:name="P9" style:family="paragraph" style:parent-style-name="Table_20_Contents">
      <style:text-properties officeooo:rsid="0001afa2" officeooo:paragraph-rsid="0001afa2"/>
    </style:style>
    <style:style style:name="P10" style:family="paragraph" style:parent-style-name="Table_20_Contents">
      <style:text-properties officeooo:rsid="0002aa01" officeooo:paragraph-rsid="0002aa01"/>
    </style:style>
    <style:style style:name="P11" style:family="paragraph" style:parent-style-name="Table_20_Contents">
      <style:paragraph-properties fo:margin-left="0cm" fo:margin-right="0cm" fo:line-height="100%" fo:text-indent="0cm" style:auto-text-indent="false"/>
      <style:text-properties officeooo:rsid="00000a04" officeooo:paragraph-rsid="00000a04"/>
    </style:style>
    <style:style style:name="P12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3" style:family="paragraph" style:parent-style-name="Text_20_body">
      <style:text-properties officeooo:rsid="0003f3d8" officeooo:paragraph-rsid="0003f3d8"/>
    </style:style>
    <style:style style:name="P14" style:family="paragraph" style:parent-style-name="Table_20_Contents">
      <style:text-properties officeooo:rsid="0002aa01" officeooo:paragraph-rsid="0002aa01"/>
    </style:style>
    <style:style style:name="P15" style:family="paragraph" style:parent-style-name="Table_20_Contents">
      <style:text-properties officeooo:rsid="0003f3d8" officeooo:paragraph-rsid="0003f3d8"/>
    </style:style>
    <style:style style:name="P16" style:family="paragraph" style:parent-style-name="Table_20_Contents">
      <style:text-properties officeooo:rsid="00063e1a" officeooo:paragraph-rsid="00063e1a"/>
    </style:style>
    <style:style style:name="P17" style:family="paragraph" style:parent-style-name="Table_20_Contents">
      <style:paragraph-properties fo:margin-left="0cm" fo:margin-right="0cm" fo:line-height="100%" fo:text-indent="0cm" style:auto-text-indent="false"/>
      <style:text-properties officeooo:rsid="0005a352" officeooo:paragraph-rsid="0005a352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3e1a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2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6">Marcos Avilés Luque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<text:span text:style-name="T3">d</text:span>icado a la preparación de la sesión antes de asistir al laboratorio ha sido de <text:span text:style-name="T3">15</text:span> minutos.</text:p>
      <text:p text:style-name="Standard">1. He resuelto todas las dudas que tenía antes de iniciar la sesión de prácticas: <text:span text:style-name="T3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6">Adaptación al nuevo sistema Fedora en el laboratio, buscar información o intentar traducir la ayuda del los comandos de linux.</text:p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Mi solución a la <text:span text:style-name="T2">actividad 1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5">#!/bin/bash</text:p>
            <text:p text:style-name="P15"/>
            <text:p text:style-name="P13">cp /fenix/depar/lsi/UML/*.gz /tmp </text:p>
            <text:p text:style-name="P15"><text:soft-page-break/>gunzip ./tmp/kernel32-3.0.4.gz</text:p>
            <text:p text:style-name="P15">gunzip ./tmp/Fedora14-x86-root_fs.gz</text:p>
            <text:p text:style-name="P15">cd /tmp/</text:p>
            <text:p text:style-name="P15">./kernel32-3.0.4 ubda=./Fedora14-x86-root_fs mem=1024m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Sudo su</text:p>
            <text:p text:style-name="P17">useradd -D usuario1</text:p>
            <text:p text:style-name="P17">useradd -D usuario2</text:p>
            <text:p text:style-name="P17">usermod -e usuario1 2015/10/05 (el usuario1 se desactivará en la fecha indicada)</text:p>
            <text:p text:style-name="P7">userdel usuario1 (deja el rastro en el home de este usario el archivo examples.desktop)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">Sudo su</text:p>
            <text:p text:style-name="P8">groupadd grupo1</text:p>
            <text:p text:style-name="P8">gpasswd -a marcos grupo1</text:p>
            <text:p text:style-name="P8"/>
            <text:p text:style-name="P8">uid=0(root) gid=0(root) grupos=0(root) 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">El administrador tiene su propio directorio home, que es /root.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0"># /etc/fstab: static file system information.<text:soft-page-break/></text:p>
            <text:p text:style-name="P10">#</text:p>
            <text:p text:style-name="P10"># Use 'blkid' to print the universally unique identifier for a</text:p>
            <text:p text:style-name="P10"># device; this may be used with UUID= as a more robust way to name devices</text:p>
            <text:p text:style-name="P10"># that works even if disks are added and removed. See fstab(5).</text:p>
            <text:p text:style-name="P10">#</text:p>
            <text:p text:style-name="P10"># &lt;file system&gt; &lt;mount point&gt; <text:s text:c="2"/>&lt;type&gt; <text:s/>&lt;options&gt; <text:s text:c="6"/>&lt;dump&gt; <text:s/>&lt;pass&gt;</text:p>
            <text:p text:style-name="P10"># / was on /dev/sdc1 during installation</text:p>
            <text:p text:style-name="P10">UUID=d9ccca52-878b-46d9-b288-35de7296a4fe / <text:s text:c="14"/>ext4 <text:s text:c="3"/>errors=remount-ro 0 <text:s text:c="6"/>1</text:p>
            <text:p text:style-name="P10"># swap was on /dev/sdc5 during installation</text:p>
            <text:p text:style-name="P10">UUID=ed7a75a2-37dc-42be-8c11-3b056f56a4e2 none <text:s text:c="11"/>swap <text:s text:c="3"/>sw <text:s text:c="13"/>0 <text:s text:c="6"/>0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0</meta:editing-cycles>
    <meta:creation-date>2011-10-05T09:46:35.67</meta:creation-date>
    <meta:editing-duration>PT22H14M39S</meta:editing-duration>
    <meta:generator>LibreOffice/4.2.7.2$Linux_x86 LibreOffice_project/420m0$Build-2</meta:generator>
    <dc:date>2015-10-03T20:44:16.311423308</dc:date>
    <meta:print-date>2011-10-06T10:39:21.37</meta:print-date>
    <meta:document-statistic meta:table-count="11" meta:image-count="1" meta:object-count="0" meta:page-count="3" meta:paragraph-count="46" meta:word-count="324" meta:character-count="2175" meta:non-whitespace-character-count="1819"/>
    <meta:user-defined meta:name="Información 1"/>
    <meta:user-defined meta:name="Información 2"/>
    <meta:user-defined meta:name="Información 3"/>
    <meta:user-defined meta:name="Información 4"/>
  </office:meta>
</office:document-meta>
</file>